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ccff" draw:textarea-horizontal-align="justify" draw:textarea-vertical-align="middle" draw:auto-grow-height="false" fo:min-height="1.655cm" fo:min-width="4.32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6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5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018cm"/>
    </style:style>
    <style:style style:name="gr6" style:family="graphic" style:parent-style-name="standard">
      <style:graphic-properties draw:fill-color="#99ff66" draw:textarea-horizontal-align="justify" draw:textarea-vertical-align="middle" draw:auto-grow-height="false" fo:min-height="0.512cm" fo:min-width="1.532cm"/>
    </style:style>
    <style:style style:name="gr7" style:family="graphic" style:parent-style-name="standard">
      <style:graphic-properties draw:fill-color="#99ff66" draw:textarea-horizontal-align="justify" draw:textarea-vertical-align="middle" draw:auto-grow-height="false" fo:min-height="0.512cm" fo:min-width="3.128cm"/>
    </style:style>
    <style:style style:name="gr8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fill-color="#66ccff" draw:textarea-horizontal-align="justify" draw:textarea-vertical-align="middle" draw:auto-grow-height="false" fo:min-height="1.274cm" fo:min-width="3.772cm"/>
    </style:style>
    <style:style style:name="gr11" style:family="graphic" style:parent-style-name="standard">
      <style:graphic-properties draw:textarea-horizontal-align="justify" draw:textarea-vertical-align="middle" draw:auto-grow-height="false" fo:min-height="0.385cm" fo:min-width="1.7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01cm" fo:min-width="1.35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6cm" fo:min-width="0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66ccff"/>
      <style:paragraph-properties fo:text-align="center"/>
      <style:text-properties style:font-name="Courier 10 Pitch1" fo:font-size="11pt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ffff"/>
      <style:text-properties style:font-name="Courier 10 Pitch1" fo:font-size="12pt" style:font-size-asian="12pt" style:font-size-complex="12pt"/>
    </style:style>
    <style:style style:name="P6" style:family="paragraph">
      <loext:graphic-properties draw:fill-color="#99ff66"/>
      <style:paragraph-properties fo:text-align="center"/>
      <style:text-properties style:font-name="Courier 10 Pitch1" fo:font-size="13pt" style:font-size-asian="13pt" style:font-size-complex="13pt"/>
    </style:style>
    <style:style style:name="P7" style:family="paragraph">
      <style:text-properties fo:font-size="8pt"/>
    </style:style>
    <style:style style:name="P8" style:family="paragraph">
      <loext:graphic-properties draw:fill="none" draw:fill-color="#ffffff"/>
      <style:text-properties style:font-name="Courier 10 Pitch1" fo:font-size="8pt" style:font-size-asian="12pt" style:font-size-complex="12pt"/>
    </style:style>
    <style:style style:name="P9" style:family="paragraph">
      <style:text-properties style:font-name="Courier 10 Pitch1" fo:font-size="16pt" style:text-underline-style="none" style:font-size-asian="16pt" style:font-size-complex="16pt"/>
    </style:style>
    <style:style style:name="P10" style:family="paragraph">
      <loext:graphic-properties draw:fill="none" draw:fill-color="#ffffff"/>
      <style:text-properties style:font-name="Courier 10 Pitch1" fo:font-size="16pt" fo:text-shadow="none" style:text-underline-style="none" fo:font-weight="bold" style:font-size-asian="16pt" style:font-weight-asian="bold" style:font-size-complex="16pt" style:font-weight-complex="bold"/>
    </style:style>
    <style:style style:name="T1" style:family="text">
      <style:text-properties style:font-name="Courier 10 Pitch1" fo:font-size="11pt" style:font-size-asian="11pt" style:font-size-complex="11pt"/>
    </style:style>
    <style:style style:name="T2" style:family="text">
      <style:text-properties fo:font-size="14pt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style:font-name="Courier 10 Pitch1" fo:font-size="12pt" style:font-size-asian="12pt" style:font-size-complex="12pt"/>
    </style:style>
    <style:style style:name="T4" style:family="text">
      <style:text-properties style:font-name="Courier 10 Pitch1" fo:font-size="13pt" style:font-size-asian="13pt" style:font-size-complex="13pt"/>
    </style:style>
    <style:style style:name="T5" style:family="text">
      <style:text-properties style:font-name="Courier 10 Pitch1" fo:font-size="6pt" style:font-size-asian="6pt" style:font-size-complex="6pt"/>
    </style:style>
    <style:style style:name="T6" style:family="text">
      <style:text-properties style:font-name="Courier 10 Pitch1" style:font-size-asian="12pt" style:font-size-complex="12pt"/>
    </style:style>
    <style:style style:name="T7" style:family="text">
      <style:text-properties style:font-name="Courier 10 Pitch1" fo:font-size="16pt" fo:text-shadow="none" style:text-underline-style="none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826cm" svg:height="1.905cm" svg:x="11.922cm" svg:y="3.921cm">
          <text:p text:style-name="P1"><text:span text:style-name="T1">: Ballplayer</text:span></text:p>
          <text:p text:style-name="P1"><text:span text:style-name="T1">name = "Babe Ruth"</text:span></text:p>
          <text:p text:style-name="P1"><text:span text:style-name="T1">uni = 3</text:span></text:p>
          <text:p text:style-name="P1"><text:span text:style-name="T1">pos = "OF"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938cm" svg:y1="4.472cm" svg:x2="16.748cm" svg:y2="4.472cm">
          <text:p/>
        </draw:line>
        <draw:frame draw:style-name="gr3" draw:text-style-name="P4" draw:layer="layout" svg:width="1.768cm" svg:height="0.806cm" svg:x="6.593cm" svg:y="2.816cm">
          <draw:text-box>
            <text:p><text:span text:style-name="T2">stack</text:span></text:p>
          </draw:text-box>
        </draw:frame>
        <draw:frame draw:style-name="gr4" draw:text-style-name="P4" draw:layer="layout" svg:width="1.653cm" svg:height="0.806cm" svg:x="13.921cm" svg:y="2.816cm">
          <draw:text-box>
            <text:p><text:span text:style-name="T2">heap</text:span></text:p>
          </draw:text-box>
        </draw:frame>
        <draw:frame draw:style-name="gr5" draw:text-style-name="P5" draw:layer="layout" svg:width="1.518cm" svg:height="0.742cm" svg:x="5.064cm" svg:y="12.415cm">
          <draw:text-box>
            <text:p><text:span text:style-name="T3">year</text:span></text:p>
          </draw:text-box>
        </draw:frame>
        <draw:custom-shape draw:style-name="gr6" draw:text-style-name="P6" draw:layer="layout" svg:width="2.032cm" svg:height="0.762cm" svg:x="6.896cm" svg:y="12.342cm">
          <text:p text:style-name="P1"><text:span text:style-name="T4">2018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175cm" svg:y1="13.358cm" svg:x2="10.779cm" svg:y2="13.358cm">
          <text:p/>
        </draw:line>
        <draw:frame draw:style-name="gr5" draw:text-style-name="P5" draw:layer="layout" svg:width="2.534cm" svg:height="0.742cm" svg:x="4.065cm" svg:y="11.315cm">
          <draw:text-box>
            <text:p><text:span text:style-name="T3">greeting</text:span></text:p>
          </draw:text-box>
        </draw:frame>
        <draw:custom-shape draw:style-name="gr7" draw:text-style-name="P6" draw:layer="layout" svg:width="3.628cm" svg:height="0.762cm" svg:x="6.897cm" svg:y="11.242cm">
          <text:p text:style-name="P1"><text:span text:style-name="T4">"Play ball!"</text:span></text:p>
          <draw:enhanced-geometry svg:viewBox="0 0 21600 21600" draw:type="rectangle" draw:enhanced-path="M 0 0 L 21600 0 21600 21600 0 21600 0 0 Z N"/>
        </draw:custom-shape>
        <draw:frame draw:style-name="gr5" draw:text-style-name="P5" xml:id="id1" draw:id="id1" draw:layer="layout" svg:width="2.788cm" svg:height="0.742cm" svg:x="3.865cm" svg:y="10.215cm">
          <draw:text-box>
            <text:p><text:span text:style-name="T3">oldGeezer</text:span></text:p>
          </draw:text-box>
        </draw:frame>
        <draw:connector draw:style-name="gr8" draw:text-style-name="P1" draw:layer="layout" svg:x1="6.653cm" svg:y1="10.586cm" svg:x2="7.179cm" svg:y2="10.954cm" draw:start-shape="id1" draw:start-glue-point="1" svg:d="M6653 10586h513v368h13" svg:viewBox="0 0 527 369">
          <text:p/>
        </draw:connector>
        <draw:line draw:style-name="gr9" draw:text-style-name="P3" draw:layer="layout" svg:x1="6.969cm" svg:y1="10.779cm" svg:x2="7.35cm" svg:y2="10.779cm">
          <text:p/>
        </draw:line>
        <draw:line draw:style-name="gr9" draw:text-style-name="P3" draw:layer="layout" svg:x1="7.096cm" svg:y1="10.906cm" svg:x2="7.223cm" svg:y2="10.906cm">
          <text:p/>
        </draw:line>
        <draw:line draw:style-name="gr9" draw:text-style-name="P3" draw:layer="layout" svg:x1="7.078cm" svg:y1="10.844cm" svg:x2="7.276cm" svg:y2="10.844cm">
          <text:p/>
        </draw:line>
        <draw:frame draw:style-name="gr5" draw:text-style-name="P5" draw:layer="layout" svg:width="2.28cm" svg:height="0.742cm" svg:x="4.365cm" svg:y="9.215cm">
          <draw:text-box>
            <text:p><text:span text:style-name="T3">yankees</text:span></text:p>
          </draw:text-box>
        </draw:frame>
        <draw:custom-shape draw:style-name="gr10" draw:text-style-name="P2" draw:layer="layout" svg:width="4.272cm" svg:height="1.524cm" svg:x="12.222cm" svg:y="8.62cm">
          <text:p text:style-name="P1"><text:span text:style-name="T1">: ArrayList</text:span></text:p>
          <text:p text:style-name="P1"><text:span text:style-name="T5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2" draw:text-style-name="P3" xml:id="id2" draw:id="id2" draw:layer="layout" svg:x1="12.222cm" svg:y1="8.995cm" svg:x2="16.494cm" svg:y2="8.995cm">
          <text:p/>
        </draw:line>
        <draw:custom-shape draw:style-name="gr11" draw:text-style-name="P1" draw:layer="layout" svg:width="2.286cm" svg:height="0.635cm" svg:x="13.954cm" svg:y="9.255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857cm" svg:height="0.586cm" svg:x="12.165cm" svg:y="9.315cm">
          <draw:text-box>
            <text:p text:style-name="P7"><text:span text:style-name="T6">contents</text:span></text:p>
          </draw:text-box>
        </draw:frame>
        <draw:line draw:style-name="gr2" draw:text-style-name="P3" draw:layer="layout" svg:x1="14.462cm" svg:y1="9.255cm" svg:x2="14.462cm" svg:y2="9.89cm">
          <text:p/>
        </draw:line>
        <draw:line draw:style-name="gr2" draw:text-style-name="P3" draw:layer="layout" svg:x1="14.962cm" svg:y1="9.256cm" svg:x2="14.962cm" svg:y2="9.891cm">
          <text:p/>
        </draw:line>
        <draw:frame draw:style-name="gr13" draw:text-style-name="P8" xml:id="id4" draw:id="id4" draw:layer="layout" svg:width="0.671cm" svg:height="0.586cm" svg:x="14.366cm" svg:y="9.741cm">
          <draw:text-box>
            <text:p text:style-name="P7"><text:span text:style-name="T6">1</text:span></text:p>
          </draw:text-box>
        </draw:frame>
        <draw:frame draw:style-name="gr13" draw:text-style-name="P8" xml:id="id3" draw:id="id3" draw:layer="layout" svg:width="0.671cm" svg:height="0.586cm" svg:x="13.866cm" svg:y="9.741cm">
          <draw:text-box>
            <text:p text:style-name="P7"><text:span text:style-name="T6">0</text:span></text:p>
          </draw:text-box>
        </draw:frame>
        <draw:frame draw:style-name="gr12" draw:text-style-name="P8" draw:layer="layout" svg:width="1.857cm" svg:height="0.586cm" svg:x="15.366cm" svg:y="9.667cm">
          <draw:text-box>
            <text:p text:style-name="P7"><text:span text:style-name="T6">...</text:span></text:p>
          </draw:text-box>
        </draw:frame>
        <draw:line draw:style-name="gr2" draw:text-style-name="P3" draw:layer="layout" svg:x1="15.462cm" svg:y1="9.257cm" svg:x2="15.462cm" svg:y2="9.892cm">
          <text:p/>
        </draw:line>
        <draw:frame draw:style-name="gr13" draw:text-style-name="P8" xml:id="id6" draw:id="id6" draw:layer="layout" svg:width="0.671cm" svg:height="0.586cm" svg:x="14.893cm" svg:y="9.741cm">
          <draw:text-box>
            <text:p text:style-name="P7"><text:span text:style-name="T6">2</text:span></text:p>
          </draw:text-box>
        </draw:frame>
        <draw:frame draw:style-name="gr5" draw:text-style-name="P5" draw:layer="layout" svg:width="3.042cm" svg:height="0.742cm" svg:x="3.665cm" svg:y="8.215cm">
          <draw:text-box>
            <text:p><text:span text:style-name="T3">rosterSize</text:span></text:p>
          </draw:text-box>
        </draw:frame>
        <draw:custom-shape draw:style-name="gr6" draw:text-style-name="P6" draw:layer="layout" svg:width="2.032cm" svg:height="0.762cm" svg:x="6.897cm" svg:y="8.142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curve" svg:x1="6.897cm" svg:y1="9.56cm" svg:x2="12.222cm" svg:y2="8.995cm" draw:end-shape="id2" draw:end-glue-point="3" svg:d="M6897 9560c3618 0 956-565 5325-565" svg:viewBox="0 0 5326 566">
          <text:p/>
        </draw:connector>
        <draw:custom-shape draw:style-name="gr1" draw:text-style-name="P2" xml:id="id5" draw:id="id5" draw:layer="layout" svg:width="4.826cm" svg:height="1.905cm" svg:x="15.322cm" svg:y="6.221cm">
          <text:p text:style-name="P1"><text:span text:style-name="T1">: Ballplayer</text:span></text:p>
          <text:p text:style-name="P1"><text:span text:style-name="T1">name = "Lou Gehrig"</text:span></text:p>
          <text:p text:style-name="P1"><text:span text:style-name="T1">uni = 4</text:span></text:p>
          <text:p text:style-name="P1"><text:span text:style-name="T1">pos = "1B"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338cm" svg:y1="6.772cm" svg:x2="20.148cm" svg:y2="6.772cm">
          <text:p/>
        </draw:line>
        <draw:connector draw:style-name="gr14" draw:text-style-name="P3" draw:layer="layout" draw:type="curve" svg:x1="14.201cm" svg:y1="9.741cm" svg:x2="13.247cm" svg:y2="5.944cm" draw:start-shape="id3" draw:start-glue-point="0" svg:d="M14201 9741c0-3222-954-1324-954-3797" svg:viewBox="0 0 955 3798">
          <text:p/>
        </draw:connector>
        <draw:connector draw:style-name="gr14" draw:text-style-name="P3" draw:layer="layout" draw:type="curve" svg:x1="14.701cm" svg:y1="9.741cm" svg:x2="17.735cm" svg:y2="8.126cm" draw:start-shape="id4" draw:start-glue-point="0" draw:end-shape="id5" svg:d="M14701 9741c0-1210 3034-403 3034-1615" svg:viewBox="0 0 3035 1616">
          <text:p/>
        </draw:connector>
        <draw:connector draw:style-name="gr14" draw:text-style-name="P3" draw:layer="layout" draw:type="curve" svg:x1="15.228cm" svg:y1="9.741cm" svg:x2="13.917cm" svg:y2="5.909cm" draw:start-shape="id6" draw:start-glue-point="0" svg:d="M15228 9741c0-3249-1311-1333-1311-3832" svg:viewBox="0 0 1312 3833">
          <text:p/>
        </draw:connector>
        <draw:frame draw:style-name="gr3" draw:text-style-name="P10" draw:layer="layout" svg:width="2.534cm" svg:height="0.924cm" draw:transform="rotate (1.5707963267949) translate (2.184cm 11.713cm)">
          <draw:text-box>
            <text:p text:style-name="P9"><text:span text:style-name="T7">main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22:08:29.913551088</meta:creation-date>
    <meta:generator>LibreOffice/5.1.6.2$Linux_X86_64 LibreOffice_project/10m0$Build-2</meta:generator>
    <dc:date>2018-09-12T09:47:19.674898325</dc:date>
    <meta:editing-duration>PT46M33S</meta:editing-duration>
    <meta:editing-cycles>13</meta:editing-cycles>
    <meta:document-statistic meta:object-count="35"/>
  </office:meta>
</office:document-meta>
</file>